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Petalo</text:p>
          </table:table-cell>
          <table:table-cell office:value-type="string" calcext:value-type="string">
            <text:p>Spoke</text:p>
          </table:table-cell>
          <table:table-cell table:number-columns-repeated="6"/>
          <table:table-cell office:value-type="string" calcext:value-type="string">
            <text:p>Funicular</text:p>
          </table:table-cell>
          <table:table-cell office:value-type="string" calcext:value-type="string">
            <text:p>Petalo</text:p>
          </table:table-cell>
          <table:table-cell office:value-type="string" calcext:value-type="string">
            <text:p>Spoke</text:p>
          </table:table-cell>
        </table:table-row>
        <table:table-row table:style-name="ro1">
          <table:table-cell office:value-type="string" calcext:value-type="string">
            <text:p>qpml</text:p>
          </table:table-cell>
          <table:table-cell office:value-type="float" office:value="0.628579692506366" calcext:value-type="float">
            <text:p>0,628579692506366</text:p>
          </table:table-cell>
          <table:table-cell office:value-type="float" office:value="1.5710581261827" calcext:value-type="float">
            <text:p>1,57105812618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09807621135332" calcext:value-type="float">
            <text:p>1,09807621135332</text:p>
          </table:table-cell>
          <table:table-cell office:value-type="float" office:value="2.12082034355964" calcext:value-type="float">
            <text:p>2,120820343559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x</text:p>
          </table:table-cell>
          <table:table-cell table:formula="of:=[.B3]*COS(RADIANS([.B4]))" office:value-type="float" office:value="0.950961894323346" calcext:value-type="float">
            <text:p>0,950961894323346</text:p>
          </table:table-cell>
          <table:table-cell table:formula="of:=[.C3]*COS(RADIANS([.C4]))" office:value-type="float" office:value="2.04855514276351" calcext:value-type="float">
            <text:p>2,04855514276351</text:p>
          </table:table-cell>
          <table:table-cell office:value-type="string" calcext:value-type="string">
            <text:p>suma</text:p>
          </table:table-cell>
          <table:table-cell office:value-type="float" office:value="3" calcext:value-type="float">
            <text:p>3</text:p>
          </table:table-cell>
          <table:table-cell table:formula="of:=[.C5]+[.B5]" office:value-type="float" office:value="2.99951703708686" calcext:value-type="float">
            <text:p>2,999517037086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ul</text:p>
          </table:table-cell>
          <table:table-cell table:formula="of:=2*[.B2]*[.B3]" office:value-type="float" office:value="1.38045681456205" calcext:value-type="float">
            <text:p>1,38045681456205</text:p>
          </table:table-cell>
          <table:table-cell table:formula="of:=[.C2]*[.C3]" office:value-type="float" office:value="3.33193203492296" calcext:value-type="float">
            <text:p>3,33193203492296</text:p>
          </table:table-cell>
          <table:table-cell office:value-type="string" calcext:value-type="string">
            <text:p>suma</text:p>
          </table:table-cell>
          <table:table-cell table:formula="of:=[.C6]+[.B6]" office:value-type="float" office:value="4.71238884948501" calcext:value-type="float">
            <text:p>4,71238884948501</text:p>
          </table:table-cell>
          <table:table-cell office:value-type="string" calcext:value-type="string">
            <text:p>x12</text:p>
          </table:table-cell>
          <table:table-cell table:formula="of:=[.E6]*12" office:value-type="float" office:value="56.5486661938201" calcext:value-type="float">
            <text:p>56,5486661938201</text:p>
          </table:table-cell>
          <table:table-cell office:value-type="string" calcext:value-type="string">
            <text:p>2*3^2*pi</text:p>
          </table:table-cell>
          <table:table-cell table:formula="of:=2*3^2*PI()" office:value-type="float" office:value="56.5486677646163" calcext:value-type="float">
            <text:p>56,5486677646163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</text:p>
          </table:table-cell>
          <table:table-cell table:formula="of:=[.B6]*([.B5]/2+[.C5])" office:value-type="float" office:value="3.48432282053777" calcext:value-type="float">
            <text:p>3,48432282053777</text:p>
          </table:table-cell>
          <table:table-cell table:formula="of:=[.C6]*[.C5]/2" office:value-type="float" office:value="3.41282325273996" calcext:value-type="float">
            <text:p>3,41282325273996</text:p>
          </table:table-cell>
          <table:table-cell/>
          <table:table-cell table:formula="of:=[.E6]*[.E5]" office:value-type="float" office:value="14.137166548455" calcext:value-type="float">
            <text:p>14,137166548455</text:p>
          </table:table-cell>
          <table:table-cell office:value-type="string" calcext:value-type="string">
            <text:p>suma</text:p>
          </table:table-cell>
          <table:table-cell table:formula="of:=[.E8]-[.C8]-[.B8]" office:value-type="float" office:value="7.2400204751773" calcext:value-type="float">
            <text:p>7,2400204751773</text:p>
          </table:table-cell>
          <table:table-cell table:number-columns-repeated="3"/>
          <table:table-cell table:formula="of:=([.E6]/2*[.B5]-[.B6]*[.B5]/2)/([.G9]/2)" office:value-type="float" office:value="0.131292739180108" calcext:value-type="float">
            <text:p>0,131292739180108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table:formula="of:=[.G9]/COS(RADIANS([.B4]))/2" office:value-type="float" office:value="13.93342590094" calcext:value-type="float">
            <text:p>13,93342590094</text:p>
          </table:table-cell>
          <table:table-cell table:formula="of:=[.B11]" office:value-type="float" office:value="19.70483987943" calcext:value-type="float">
            <text:p>19,70483987943</text:p>
          </table:table-cell>
          <table:table-cell table:number-columns-repeated="3"/>
          <table:table-cell table:formula="of:=[.G8]/0.3" office:value-type="float" office:value="24.1334015839243" calcext:value-type="float">
            <text:p>24,1334015839243</text:p>
          </table:table-cell>
          <table:table-cell table:number-columns-repeated="2"/>
          <table:table-cell office:value-type="string" calcext:value-type="string">
            <text:p>z</text:p>
          </table:table-cell>
          <table:table-cell table:formula="of:=([.E6]/2*[.B3]-[.B6]*[.B3]/2)/[.B9]" office:value-type="float" office:value="0.131292739180108" calcext:value-type="float">
            <text:p>0,131292739180108</text:p>
          </table:table-cell>
          <table:table-cell table:formula="of:=0.3-[.L10]" office:value-type="float" office:value="0.120693055963389" calcext:value-type="float">
            <text:p>0,120693055963389</text:p>
          </table:table-cell>
        </table:table-row>
        <table:table-row table:style-name="ro1">
          <table:table-cell/>
          <table:table-cell table:formula="of:=[.B9]*COS(RADIANS([.B4]))*2" office:value-type="float" office:value="24.1334015839243" calcext:value-type="float">
            <text:p>24,1334015839243</text:p>
          </table:table-cell>
          <table:table-cell table:formula="of:=[.C9]*COS(RADIANS([.C4]))" office:value-type="float" office:value="19.0334137424322" calcext:value-type="float">
            <text:p>19,0334137424322</text:p>
          </table:table-cell>
          <table:table-cell table:number-columns-repeated="6"/>
          <table:table-cell office:value-type="string" calcext:value-type="string">
            <text:p>z’</text:p>
          </table:table-cell>
          <table:table-cell/>
          <table:table-cell table:formula="of:=[.C6]*[.C3]/2/[.C9]" office:value-type="float" office:value="0.179306944036611" calcext:value-type="float">
            <text:p>0,179306944036611</text:p>
          </table:table-cell>
        </table:table-row>
        <table:table-row table:style-name="ro1">
          <table:table-cell/>
          <table:table-cell table:formula="of:=[.B9]*SQRT(2)" office:value-type="float" office:value="19.70483987943" calcext:value-type="float">
            <text:p>19,70483987943</text:p>
          </table:table-cell>
          <table:table-cell table:number-columns-repeated="3"/>
          <table:table-cell office:value-type="string" calcext:value-type="string">
            <text:p>H*</text:p>
          </table:table-cell>
          <table:table-cell table:formula="of:=[.C2]*(2*[.F5])^2/8/0.3" office:value-type="float" office:value="23.5582848754043" calcext:value-type="float">
            <text:p>23,5582848754043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qpml</text:p>
          </table:table-cell>
          <table:table-cell/>
          <table:table-cell table:formula="of:=[.C2]" office:value-type="float" office:value="1.5710581261827" calcext:value-type="float">
            <text:p>1,57105812618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table:formula="of:=3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ph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x</text:p>
          </table:table-cell>
          <table:table-cell/>
          <table:table-cell table:formula="of:=[.C14]*COS(RADIANS([.C15]))" office:value-type="float" office:value="3" calcext:value-type="float">
            <text:p>3</text:p>
          </table:table-cell>
          <table:table-cell/>
          <table:table-cell table:formula="of:=[.C16]+[.B16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ul</text:p>
          </table:table-cell>
          <table:table-cell/>
          <table:table-cell table:formula="of:=[.C13]*[.C14]" office:value-type="float" office:value="4.7131743785481" calcext:value-type="float">
            <text:p>4,7131743785481</text:p>
          </table:table-cell>
          <table:table-cell/>
          <table:table-cell table:formula="of:=[.C17]+[.B17]" office:value-type="float" office:value="4.7131743785481" calcext:value-type="float">
            <text:p>4,713174378548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table:formula="of:=[.C17]*[.C16]/2" office:value-type="float" office:value="7.06976156782215" calcext:value-type="float">
            <text:p>7,06976156782215</text:p>
          </table:table-cell>
          <table:table-cell/>
          <table:table-cell table:formula="of:=[.E17]*[.E16]" office:value-type="float" office:value="14.1395231356443" calcext:value-type="float">
            <text:p>14,1395231356443</text:p>
          </table:table-cell>
          <table:table-cell office:value-type="string" calcext:value-type="string">
            <text:p>suma</text:p>
          </table:table-cell>
          <table:table-cell table:formula="of:=[.E19]-[.C19]-[.B19]" office:value-type="float" office:value="7.06976156782215" calcext:value-type="float">
            <text:p>7,069761567822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5"/>
          <table:table-cell table:formula="of:=[.G19]/0.3" office:value-type="float" office:value="23.5658718927405" calcext:value-type="float">
            <text:p>23,56587189274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étalo</text:p>
          </table:table-cell>
          <table:table-cell office:value-type="string" calcext:value-type="string">
            <text:p>Spoke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 LP</text:p>
          </table:table-cell>
          <table:table-cell table:style-name="ce1" office:value-type="float" office:value="-15.6889321211519" calcext:value-type="float">
            <text:p>-15,6889321211519</text:p>
          </table:table-cell>
          <table:table-cell office:value-type="float" office:value="-22.1875005848839" calcext:value-type="float">
            <text:p>-22,187500584883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B23]*SQRT(2)" office:value-type="float" office:value="-22.1875005848839" calcext:value-type="float">
            <text:p>-22,1875005848839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 L proyecc</text:p>
          </table:table-cell>
          <table:table-cell table:formula="of:=[.B23]*2*COS(RADIANS([.B4]))" office:value-type="float" office:value="-27.1740275503344" calcext:value-type="float">
            <text:p>-27,1740275503344</text:p>
          </table:table-cell>
          <table:table-cell table:formula="of:=[.C23]*COS(RADIANS([.C4]))" office:value-type="float" office:value="-21.4314798357432" calcext:value-type="float">
            <text:p>-21,431479835743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4">
      <number:number number:decimal-places="1" loext:min-decimal-places="1" number:min-integer-digits="1"/>
    </number:number-style>
    <number:number-style style:name="N135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 style:data-style-name="N2" text:time-value="08:01:14.33267500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3T07:56:51.374403343</meta:creation-date>
    <dc:date>2020-11-03T08:03:55.444673793</dc:date>
    <meta:editing-duration>PT5M25S</meta:editing-duration>
    <meta:editing-cycles>2</meta:editing-cycles>
    <meta:generator>LibreOffice/6.0.7.3$Linux_X86_64 LibreOffice_project/00m0$Build-3</meta:generator>
    <meta:document-statistic meta:table-count="1" meta:cell-count="78" meta:object-count="0"/>
  </office:meta>
</office:document-meta>
</file>